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2cm"/>
    </style:style>
    <style:style style:name="gr2" style:family="graphic" style:parent-style-name="standard">
      <style:graphic-properties draw:fill="none" draw:textarea-vertical-align="middle" draw:auto-grow-height="false" fo:min-height="2.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5.892cm" fo:min-width="11.357cm" fo:padding-top="0.151cm" fo:padding-bottom="0.151cm" fo:padding-left="0.276cm" fo:padding-right="0.276cm"/>
    </style:style>
    <style:style style:name="gr5" style:family="graphic" style:parent-style-name="standard">
      <style:graphic-properties draw:fill-color="#d62e4e" draw:textarea-horizontal-align="justify" draw:textarea-vertical-align="middle" draw:auto-grow-height="false" fo:min-height="0.30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-color="#d62e4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color="#0000ff"/>
    </style:style>
    <style:style style:name="P8" style:family="paragraph">
      <loext:graphic-properties draw:fill="none" draw:fill-color="#ffffff"/>
      <style:paragraph-properties fo:text-align="center"/>
      <style:text-properties fo:color="#0000ff"/>
    </style:style>
    <style:style style:name="P9" style:family="paragraph">
      <style:paragraph-properties fo:text-align="center"/>
      <style:text-properties fo:color="#d62e4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d62e4e"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33% 58%" fo:font-size="22pt" style:font-size-asian="22pt" style:font-size-complex="22pt"/>
    </style:style>
    <style:style style:name="T3" style:family="text">
      <style:text-properties fo:color="#0000ff"/>
    </style:style>
    <style:style style:name="T4" style:family="text">
      <style:text-properties fo:color="#d62e4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2cm" svg:height="0.962cm" svg:x="4.47cm" svg:y="2.397cm">
          <draw:text-box>
            <text:p>01000001 11000010 00011100 10111000 11100001 </text:p>
          </draw:text-box>
        </draw:frame>
        <draw:custom-shape draw:style-name="gr2" draw:text-style-name="P2" draw:layer="layout" svg:width="0.559cm" svg:height="2.794cm" draw:transform="rotate (1.5707963267949) translate (4.724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559cm" svg:height="2.794cm" draw:transform="rotate (1.5707963267949) translate (7.67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559cm" svg:height="2.794cm" draw:transform="rotate (1.5707963267949) translate (10.617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559cm" svg:height="2.794cm" draw:transform="rotate (1.5707963267949) translate (13.512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559cm" svg:height="2.794cm" draw:transform="rotate (1.5707963267949) translate (16.459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15.259cm" svg:height="0.962cm" svg:x="4.47cm" svg:y="5.898cm">
          <draw:text-box>
            <text:p>11000101 <text:s/>01000110 01010110 00101010 10100011</text:p>
          </draw:text-box>
        </draw:frame>
        <draw:custom-shape draw:style-name="gr2" draw:text-style-name="P2" draw:layer="layout" svg:width="0.559cm" svg:height="2.794cm" draw:transform="rotate (1.5707963267949) translate (4.724cm 7.47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559cm" svg:height="2.794cm" draw:transform="rotate (1.5707963267949) translate (7.67cm 7.47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559cm" svg:height="2.794cm" draw:transform="rotate (1.5707963267949) translate (10.617cm 7.47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559cm" svg:height="2.794cm" draw:transform="rotate (1.5707963267949) translate (13.512cm 7.47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559cm" svg:height="2.794cm" draw:transform="rotate (1.5707963267949) translate (16.459cm 7.47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434cm" svg:height="1.119cm" svg:x="1.889cm" svg:y="2.351cm">
          <draw:text-box>
            <text:p><text:span text:style-name="T1">3</text:span><text:span text:style-name="T2">24</text:span></text:p>
          </draw:text-box>
        </draw:frame>
        <draw:frame draw:style-name="gr3" draw:text-style-name="P3" draw:layer="layout" svg:width="1.434cm" svg:height="1.119cm" svg:x="1.889cm" svg:y="5.852cm">
          <draw:text-box>
            <text:p><text:span text:style-name="T1">3</text:span><text:span text:style-name="T2">25</text:span></text:p>
          </draw:text-box>
        </draw:frame>
        <draw:custom-shape draw:style-name="gr4" draw:text-style-name="P2" draw:layer="layout" svg:width="12.319cm" svg:height="6.604cm" svg:x="7.477cm" svg:y="1.381cm">
          <text:p/>
          <draw:enhanced-geometry svg:viewBox="0 0 21600 21600" draw:path-stretchpoint-x="10800" draw:path-stretchpoint-y="10800" draw:text-areas="?f3 ?f4 ?f5 ?f6" draw:type="round-rectangle" draw:modifiers="2294.25414364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254cm" svg:height="0.635cm" svg:x="7.731cm" svg:y="1.6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254cm" svg:height="0.635cm" svg:x="7.832cm" svg:y="5.3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3.175cm" svg:height="1.905cm" svg:x="4.683cm" svg:y="8.555cm">
          <draw:text-box>
            <text:p text:style-name="P5">This is ignored</text:p>
          </draw:text-box>
        </draw:frame>
        <draw:frame draw:style-name="gr7" draw:text-style-name="P8" draw:layer="layout" svg:width="6.915cm" svg:height="1.904cm" svg:x="10.214cm" svg:y="8.429cm">
          <draw:text-box>
            <text:p text:style-name="P7"><text:span text:style-name="T3">4 younger bytes kept in integer variables</text:span></text:p>
          </draw:text-box>
        </draw:frame>
        <draw:frame draw:style-name="gr8" draw:text-style-name="P10" draw:layer="layout" svg:width="6.858cm" svg:height="0.962cm" svg:x="7.539cm" svg:y="4.402cm">
          <draw:text-box>
            <text:p text:style-name="P9"><text:span text:style-name="T4">The first bit is sig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02T00:36:05.422000000</meta:creation-date>
    <dc:date>2021-09-02T13:59:17.740000000</dc:date>
    <meta:editing-duration>PT18M37S</meta:editing-duration>
    <meta:editing-cycles>3</meta:editing-cycles>
    <meta:generator>LibreOffice/6.3.2.2$Windows_X86_64 LibreOffice_project/98b30e735bda24bc04ab42594c85f7fd8be07b9c</meta:generator>
    <meta:document-statistic meta:object-count="20"/>
  </office:meta>
</office:document-meta>
</file>